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" style:family="paragraph"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4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 style:vertical-pos="from-top" style:vertical-rel="pag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Beschriftungsfeld 1" form:control-implementation="ooo:com.sun.star.form.component.FixedText" xml:id="control2" form:id="control2" form:label="Beschriftungsfeld"/>
          <form:checkbox form:name="Markierfeld 1" form:control-implementation="ooo:com.sun.star.form.component.CheckBox" xml:id="control3" form:id="control3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Optionsfeld 1" form:control-implementation="ooo:com.sun.star.form.component.RadioButton" xml:id="control4" form:id="control4" form:label="Options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date form:name="Datumsfeld 1" form:control-implementation="ooo:com.sun.star.form.component.DateField" xml:id="control5" form:id="control5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ormatted-text form:name="Numerisches Feld 1" form:control-implementation="ooo:com.sun.star.form.component.NumericField" xml:id="control6" form:id="control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rame form:name="Gruppierungsrahmen 1" form:control-implementation="ooo:com.sun.star.form.component.GroupBox" xml:id="control7" form:id="control7" form:label="Gruppierungsrahmen" form:for="control8"/>
          <form:radio form:name="RadioGroup1" form:control-implementation="ooo:com.sun.star.form.component.RadioButton" xml:id="control8" form:id="control8" form:label="spam" form:valu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6" draw:style-name="gr6">
        <draw:control draw:name="Form7" draw:text-style-name="P4" svg:width="6.501cm" svg:height="2.001cm" svg:x="2.23cm" svg:y="8.5cm" draw:control="control7"/>
        <draw:control draw:text-style-name="P5" svg:width="6.201cm" svg:height="0.451cm" svg:x="2.53cm" svg:y="9.461cm" draw:control="control8"/>
      </draw:g>
      <text:p text:style-name="Standard"><draw:control text:anchor-type="paragraph" draw:z-index="1" draw:name="Form2" draw:style-name="gr2" draw:text-style-name="P3" svg:width="3.502cm" svg:height="0.502cm" svg:x="0.228cm" svg:y="-0.002cm" draw:control="control2"/><draw:control text:anchor-type="paragraph" draw:z-index="2" draw:name="Form3" draw:style-name="gr2" draw:text-style-name="P3" svg:width="0.5cm" svg:height="0.502cm" svg:x="0.229cm" svg:y="1.998cm" draw:control="control3"/><draw:control text:anchor-type="paragraph" draw:z-index="4" draw:name="Form5" draw:style-name="gr4" draw:text-style-name="P3" svg:width="2.5cm" svg:height="0.5cm" svg:x="0.229cm" svg:y="3.5cm" draw:control="control5"/><draw:control text:anchor-type="paragraph" draw:z-index="5" draw:name="Form6" draw:style-name="gr5" draw:text-style-name="P3" svg:width="3.001cm" svg:height="0.5cm" svg:x="0.229cm" svg:y="4.5cm" draw:control="control6"/><draw:control text:anchor-type="as-char" svg:y="0.998cm" draw:z-index="0" draw:name="Form1" draw:style-name="gr1" draw:text-style-name="P2" svg:width="3.001cm" svg:height="0.502cm" draw:control="control1"/><draw:control text:anchor-type="as-char" svg:y="1.998cm" draw:z-index="3" draw:name="Form4" draw:style-name="gr3" draw:text-style-name="P3" svg:width="3.001cm" svg:height="0.502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09:28:11.610346038</meta:creation-date>
    <dc:date>2019-12-20T09:33:31.880708960</dc:date>
    <meta:editing-duration>PT5M21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0.7.3$Linux_X86_64 LibreOffice_project/00m0$Build-3</meta:generator>
  </office:meta>
</office:document-meta>
</file>